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0C84EE8B54B244755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5.6521in" fo:margin-left="0.5611in" table:align="left" style:writing-mode="lr-tb"/>
    </style:style>
    <style:style style:name="Table1.A" style:family="table-column">
      <style:table-column-properties style:column-width="5.65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2382in" fo:margin-left="0.1292in" table:align="left" style:writing-mode="lr-tb"/>
    </style:style>
    <style:style style:name="Table2.A" style:family="table-column">
      <style:table-column-properties style:column-width="5.2382in"/>
    </style:style>
    <style:style style:name="Table2.1" style:family="table-row">
      <style:table-row-properties style:min-row-height="0.495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4.2542in" fo:margin-left="0.5229in" table:align="left" style:writing-mode="lr-tb"/>
    </style:style>
    <style:style style:name="Table3.A" style:family="table-column">
      <style:table-column-properties style:column-width="1.3785in"/>
    </style:style>
    <style:style style:name="Table3.B" style:family="table-column">
      <style:table-column-properties style:column-width="2.875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4.2833in" fo:margin-left="0.4938in" table:align="left" style:writing-mode="lr-tb"/>
    </style:style>
    <style:style style:name="Table4.A" style:family="table-column">
      <style:table-column-properties style:column-width="0.8167in"/>
    </style:style>
    <style:style style:name="Table4.B" style:family="table-column">
      <style:table-column-properties style:column-width="1.1813in"/>
    </style:style>
    <style:style style:name="Table4.C" style:family="table-column">
      <style:table-column-properties style:column-width="2.285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bfbfb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2" style:family="table-row">
      <style:table-row-properties style:min-row-height="0.1271in" fo:keep-together="auto"/>
    </style:style>
    <style:style style:name="Table4.A2" style:family="table-cell">
      <style:table-cell-properties style:vertical-align="top" fo:background-color="#bf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.1665in" fo:margin-bottom="0.0417in" loext:contextual-spacing="false"/>
    </style:style>
    <style:style style:name="P8" style:family="paragraph" style:parent-style-name="Standard">
      <style:text-properties officeooo:rsid="001a1355" officeooo:paragraph-rsid="001a1355"/>
    </style:style>
    <style:style style:name="P9" style:family="paragraph" style:parent-style-name="Standard" style:list-style-name="WW8Num3">
      <style:text-properties officeooo:rsid="001a1355" officeooo:paragraph-rsid="001a1355"/>
    </style:style>
    <style:style style:name="P10" style:family="paragraph" style:parent-style-name="Standard" style:list-style-name="WW8Num3">
      <style:text-properties officeooo:rsid="001b861f" officeooo:paragraph-rsid="001b861f"/>
    </style:style>
    <style:style style:name="P11" style:family="paragraph" style:parent-style-name="Standard" style:list-style-name="WW8Num3">
      <style:text-properties officeooo:rsid="001d35d8" officeooo:paragraph-rsid="001d35d8"/>
    </style:style>
    <style:style style:name="P12" style:family="paragraph" style:parent-style-name="Standard" style:list-style-name="WW8Num3">
      <style:text-properties officeooo:rsid="001e9b82" officeooo:paragraph-rsid="001e9b82"/>
    </style:style>
    <style:style style:name="P13" style:family="paragraph" style:parent-style-name="Heading" style:master-page-name="Standard">
      <style:paragraph-properties fo:margin-top="0.1665in" fo:margin-bottom="0.0417in" loext:contextual-spacing="false" style:page-number="auto"/>
    </style:style>
    <style:style style:name="P14" style:family="paragraph" style:parent-style-name="Heading">
      <style:text-properties officeooo:rsid="001a1355" officeooo:paragraph-rsid="001a135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d1ca"/>
    </style:style>
    <style:style style:name="T3" style:family="text">
      <style:text-properties officeooo:rsid="001a1355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7"/>
      <text:p text:style-name="P7"/>
      <text:p text:style-name="P7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Unity Team</text:p>
                  <text:p text:style-name="P5">Matteo Dell’Oro, Alfio Giuliano Faro, Gabriel Logronio</text:p>
                </table:table-cell>
              </table:table-row>
            </table:table>
            <text:p text:style-name="Heading"/>
            <text:p text:style-name="P14">TO-DO LIST</text:p>
            <text:p text:style-name="Subtitle"/>
            <text:p text:style-name="Standard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Standard">Purpose</text:p>
                </table:table-cell>
                <table:table-cell table:style-name="Table3.B1" office:value-type="string">
                  <text:p text:style-name="P8">Document containing a list of things to be updated/implemented in the project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reation date</text:p>
                </table:table-cell>
                <table:table-cell table:style-name="Table3.B1" office:value-type="string">
                  <text:p text:style-name="Standard"><text:span text:style-name="T3">11</text:span>-1<text:span text:style-name="T3">2</text:span>-2017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urrent owner</text:p>
                </table:table-cell>
                <table:table-cell table:style-name="Table3.B1" office:value-type="string">
                  <text:p text:style-name="Standard">Matteo Dell’Oro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Last modification</text:p>
                </table:table-cell>
                <table:table-cell table:style-name="Table3.B1" office:value-type="string">
                  <text:p text:style-name="Standard"><text:span text:style-name="T2">11</text:span>-1<text:span text:style-name="T2">2</text:span>-2017</text:p>
                </table:table-cell>
              </table:table-row>
            </table:table>
            <text:p text:style-name="P8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6">Revision History</text:p>
                </table:table-cell>
                <table:covered-table-cell/>
                <table:covered-table-cell/>
              </table:table-row>
              <table:table-row table:style-name="Table4.2">
                <table:table-cell table:style-name="Table4.A2" office:value-type="string">
                  <text:p text:style-name="P6">Who</text:p>
                </table:table-cell>
                <table:table-cell table:style-name="Table4.A2" office:value-type="string">
                  <text:p text:style-name="P6">When</text:p>
                </table:table-cell>
                <table:table-cell table:style-name="Table4.A1" office:value-type="string">
                  <text:p text:style-name="P6">What</text:p>
                </table:table-cell>
              </table:table-row>
              <table:table-row table:style-name="Table4.2">
                <table:table-cell table:style-name="Table4.A3" office:value-type="string">
                  <text:p text:style-name="Standard">Dell’Oro</text:p>
                </table:table-cell>
                <table:table-cell table:style-name="Table4.B3" office:value-type="string">
                  <text:p text:style-name="Standard"><text:span text:style-name="T3">11</text:span>-1<text:span text:style-name="T3">2</text:span>-2017</text:p>
                </table:table-cell>
                <table:table-cell table:style-name="Table4.C3" office:value-type="string">
                  <text:p text:style-name="Standard">Created this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h text:style-name="Heading_20_1" text:outline-level="1"><text:soft-page-break/><text:span text:style-name="T3">To-Do </text:span>List</text:h>
      <text:list xml:id="list4288779254" text:style-name="WW8Num3">
        <text:list-item>
          <text:p text:style-name="P9">Level Diagram</text:p>
          <text:list>
            <text:list-item>
              <text:p text:style-name="P9">Add Flowcharts</text:p>
            </text:list-item>
            <text:list-item>
              <text:p text:style-name="P9">Add Event Diagrams</text:p>
            </text:list-item>
            <text:list-item>
              <text:p text:style-name="P9">Define enemies and rewards</text:p>
            </text:list-item>
            <text:list-item>
              <text:p text:style-name="P9">Design the Pass and Scientist parts</text:p>
            </text:list-item>
            <text:list-item>
              <text:p text:style-name="P9">Draw the details of the areas</text:p>
              <text:list>
                <text:list-item>
                  <text:p text:style-name="P9">Update the Level Descriptions accordingly</text:p>
                </text:list-item>
              </text:list>
            </text:list-item>
          </text:list>
        </text:list-item>
        <text:list-item>
          <text:p text:style-name="P9">Game Mechanics</text:p>
          <text:list>
            <text:list-item>
              <text:p text:style-name="P9">Define the currency of the game (Temporal Energy – TE)</text:p>
            </text:list-item>
            <text:list-item>
              <text:p text:style-name="P9">Design the “good/evil” (Clara/Ashildr) system to give meaningful choices to the player</text:p>
            </text:list-item>
          </text:list>
        </text:list-item>
        <text:list-item>
          <text:p text:style-name="P10">Documents</text:p>
          <text:list>
            <text:list-item>
              <text:p text:style-name="P10">Add Puzzle Document</text:p>
            </text:list-item>
            <text:list-item>
              <text:p text:style-name="P12">Add Character Diagrams to Characters Document</text:p>
            </text:list-item>
            <text:list-item>
              <text:p text:style-name="P11">Update Goal Outli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1" style:next-style-name="Standard" style:default-outline-level="" style:list-style-name="" style:class="text">
      <style:paragraph-properties fo:margin-left="0in" fo:margin-right="0in" fo:text-align="center" style:justify-single-word="false" fo:text-indent="0in" style:auto-text-indent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loext:contextual-spacing="false" fo:text-indent="-0.2028in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ito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idascali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ice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in" fo:margin-bottom="0.0417in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uto_20_tabella" style:display-name="Contenuto tabella" style:family="paragraph" style:parent-style-name="Standard">
      <style:paragraph-properties text:number-lines="false" text:line-number="0"/>
    </style:style>
    <style:style style:name="Titolo_20_tabella" style:display-name="Titolo tabella" style:family="paragraph" style:parent-style-name="Contenuto_20_tabel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unti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431in" fo:margin-left="-0.075in" table:align="left" style:writing-mode="lr-tb"/>
    </style:style>
    <style:style style:name="Table6.A" style:family="table-column">
      <style:table-column-properties style:column-width="3.421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44in" fo:margin-left="0in" fo:margin-right="0in" fo:margin-bottom="0.3354in" style:dynamic-spacing="true"/>
      </style:header-style>
      <style:footer-style>
        <style:header-footer-properties fo:min-height="0.2957in" fo:margin-left="0in" fo:margin-right="0in" fo:margin-top="0.2571in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MP1">Game and Level Design</text:p>
              <text:p text:style-name="MP2">2017-2018</text:p>
            </table:table-cell>
            <table:table-cell table:style-name="Table6.A1" office:value-type="string">
              <text:p text:style-name="MP3"><draw:frame draw:style-name="Mfr1" draw:name="Image1" text:anchor-type="as-char" svg:width="1.3256in" svg:height="0.3319in" draw:z-index="1"><draw:image xlink:href="Pictures/1000020100000320000000C84EE8B54B24475549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GLD Data Management Document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date>2017-12-12T08:43:31.052283642</dc:date>
    <meta:editing-cycles>349</meta:editing-cycles>
    <meta:editing-duration>PT16H35M10S</meta:editing-duration>
    <meta:generator>LibreOffice/5.4.1.2$Linux_X86_64 LibreOffice_project/40m0$Build-2</meta:generator>
    <meta:document-statistic meta:table-count="5" meta:image-count="1" meta:object-count="0" meta:page-count="2" meta:paragraph-count="37" meta:word-count="136" meta:character-count="819" meta:non-whitespace-character-count="732"/>
  </office:meta>
</office:document-meta>
</file>